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2" style:family="table-cell" style:parent-style-name="Default">
      <style:table-cell-properties fo:background-color="#eeeee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4"/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4" office:value-type="string" calcext:value-type="string">
            <text:p>Price</text:p>
          </table:table-cell>
          <table:table-cell table:style-name="ce2"/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apl</text:p>
          </table:table-cell>
          <table:table-cell table:formula="of:=COM.IEX.API.LOCALC.PYTHON.IEXIMPL.IEXPRICE([.A2])" office:value-type="float" office:value="173.9" calcext:value-type="float">
            <text:p>173.90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bm</text:p>
          </table:table-cell>
          <table:table-cell table:formula="of:=COM.IEX.API.LOCALC.PYTHON.IEXIMPL.IEXPRICE([.A3])" office:value-type="float" office:value="154.95" calcext:value-type="float">
            <text:p>154.95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m</text:p>
          </table:table-cell>
          <table:table-cell table:formula="of:=COM.IEX.API.LOCALC.PYTHON.IEXIMPL.IEXPRICE([.A4])" office:value-type="float" office:value="235.68" calcext:value-type="float">
            <text:p>235.68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 table:formula="of:=COM.IEX.API.LOCALC.PYTHON.IEXIMPL.IEXPRICE([.A5])" office:value-type="float" office:value="14.86" calcext:value-type="float">
            <text:p>14.86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tb</text:p>
          </table:table-cell>
          <table:table-cell table:formula="of:=COM.IEX.API.LOCALC.PYTHON.IEXIMPL.IEXPRICE([.A6])" office:value-type="float" office:value="48.93" calcext:value-type="float">
            <text:p>48.93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b</text:p>
          </table:table-cell>
          <table:table-cell table:formula="of:=COM.IEX.API.LOCALC.PYTHON.IEXIMPL.IEXPRICE([.A7])" office:value-type="float" office:value="49.69" calcext:value-type="float">
            <text:p>49.69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bx</text:p>
          </table:table-cell>
          <table:table-cell table:formula="of:=COM.IEX.API.LOCALC.PYTHON.IEXIMPL.IEXPRICE([.A8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sbx</text:p>
          </table:table-cell>
          <table:table-cell table:formula="of:=COM.IEX.API.LOCALC.PYTHON.IEXIMPL.IEXPRICE([.A9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ot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Quote Example</text:p>
          </table:table-cell>
          <table:covered-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Key count</text:p>
          </table:table-cell>
          <table:table-cell table:formula="of:=COM.IEX.API.LOCALC.PYTHON.IEXIMPL.IEXQUOTEKEYCOUNT(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AA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QUOTEKEYBYINDEX([.A6])" office:value-type="string" office:string-value="iexRealtimePrice" calcext:value-type="string">
            <text:p>iexRealtimePrice</text:p>
          </table:table-cell>
          <table:table-cell table:formula="of:=COM.IEX.API.LOCALC.PYTHON.IEXIMPL.IEXQUOTEITEM([.C$5];[.B6])" office:value-type="float" office:value="173.35" calcext:value-type="float">
            <text:p>173.35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COM.IEX.API.LOCALC.PYTHON.IEXIMPL.IEXQUOTEKEYBYINDEX([.A7])" office:value-type="string" office:string-value="latestSource" calcext:value-type="string">
            <text:p>latestSource</text:p>
          </table:table-cell>
          <table:table-cell table:formula="of:=COM.IEX.API.LOCALC.PYTHON.IEXIMPL.IEXQUOTEITEM([.C$5];[.B7])" office:value-type="string" office:string-value="IEX real time price" calcext:value-type="string">
            <text:p>IEX real time price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COM.IEX.API.LOCALC.PYTHON.IEXIMPL.IEXQUOTEKEYBYINDEX([.A8])" office:value-type="string" office:string-value="peRatio" calcext:value-type="string">
            <text:p>peRatio</text:p>
          </table:table-cell>
          <table:table-cell table:formula="of:=COM.IEX.API.LOCALC.PYTHON.IEXIMPL.IEXQUOTEITEM([.C$5];[.B8])" office:value-type="float" office:value="18.89" calcext:value-type="float">
            <text:p>18.89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COM.IEX.API.LOCALC.PYTHON.IEXIMPL.IEXQUOTEKEYBYINDEX([.A9])" office:value-type="string" office:string-value="previousClose" calcext:value-type="string">
            <text:p>previousClose</text:p>
          </table:table-cell>
          <table:table-cell table:formula="of:=COM.IEX.API.LOCALC.PYTHON.IEXIMPL.IEXQUOTEITEM([.C$5];[.B9])" office:value-type="float" office:value="172.43" calcext:value-type="float">
            <text:p>172.4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COM.IEX.API.LOCALC.PYTHON.IEXIMPL.IEXQUOTEKEYBYINDEX([.A10])" office:value-type="string" office:string-value="iexLastUpdated" calcext:value-type="string">
            <text:p>iexLastUpdated</text:p>
          </table:table-cell>
          <table:table-cell table:formula="of:=COM.IEX.API.LOCALC.PYTHON.IEXIMPL.IEXQUOTEITEM([.C$5];[.B10])" office:value-type="string" office:string-value="2018-02-20 10:41:14 " calcext:value-type="string">
            <text:p>2018-02-20 10:41:14 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COM.IEX.API.LOCALC.PYTHON.IEXIMPL.IEXQUOTEKEYBYINDEX([.A11])" office:value-type="string" office:string-value="iexRealtimeSize" calcext:value-type="string">
            <text:p>iexRealtimeSize</text:p>
          </table:table-cell>
          <table:table-cell table:formula="of:=COM.IEX.API.LOCALC.PYTHON.IEXIMPL.IEXQUOTEITEM([.C$5];[.B11])" office:value-type="float" office:value="100" calcext:value-type="float">
            <text:p>1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COM.IEX.API.LOCALC.PYTHON.IEXIMPL.IEXQUOTEKEYBYINDEX([.A12])" office:value-type="string" office:string-value="calculationPrice" calcext:value-type="string">
            <text:p>calculationPrice</text:p>
          </table:table-cell>
          <table:table-cell table:formula="of:=COM.IEX.API.LOCALC.PYTHON.IEXIMPL.IEXQUOTEITEM([.C$5];[.B12])" office:value-type="string" office:string-value="tops" calcext:value-type="string">
            <text:p>top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COM.IEX.API.LOCALC.PYTHON.IEXIMPL.IEXQUOTEKEYBYINDEX([.A13])" office:value-type="string" office:string-value="latestVolume" calcext:value-type="string">
            <text:p>latestVolume</text:p>
          </table:table-cell>
          <table:table-cell table:style-name="ce11" table:formula="of:=COM.IEX.API.LOCALC.PYTHON.IEXIMPL.IEXQUOTEITEM([.C$5];[.B13])" office:value-type="float" office:value="14154643" calcext:value-type="float">
            <text:p>14,154,643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COM.IEX.API.LOCALC.PYTHON.IEXIMPL.IEXQUOTEKEYBYINDEX([.A14])" office:value-type="string" office:string-value="iexBidSize" calcext:value-type="string">
            <text:p>iexBidSize</text:p>
          </table:table-cell>
          <table:table-cell table:formula="of:=COM.IEX.API.LOCALC.PYTHON.IEXIMPL.IEXQUOTEITEM([.C$5];[.B14])" office:value-type="float" office:value="100" calcext:value-type="float">
            <text:p>1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COM.IEX.API.LOCALC.PYTHON.IEXIMPL.IEXQUOTEKEYBYINDEX([.A15])" office:value-type="string" office:string-value="iexVolume" calcext:value-type="string">
            <text:p>iexVolume</text:p>
          </table:table-cell>
          <table:table-cell table:style-name="ce11" table:formula="of:=COM.IEX.API.LOCALC.PYTHON.IEXIMPL.IEXQUOTEITEM([.C$5];[.B15])" office:value-type="float" office:value="539575" calcext:value-type="float">
            <text:p>539,575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COM.IEX.API.LOCALC.PYTHON.IEXIMPL.IEXQUOTEKEYBYINDEX([.A16])" office:value-type="string" office:string-value="ytdChange" calcext:value-type="string">
            <text:p>ytdChange</text:p>
          </table:table-cell>
          <table:table-cell table:formula="of:=COM.IEX.API.LOCALC.PYTHON.IEXIMPL.IEXQUOTEITEM([.C$5];[.B16])" office:value-type="float" office:value="0.000986880297225217" calcext:value-type="float">
            <text:p>0.000986880297225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COM.IEX.API.LOCALC.PYTHON.IEXIMPL.IEXQUOTEKEYBYINDEX([.A17])" office:value-type="string" office:string-value="marketCap" calcext:value-type="string">
            <text:p>marketCap</text:p>
          </table:table-cell>
          <table:table-cell table:style-name="ce11" table:formula="of:=COM.IEX.API.LOCALC.PYTHON.IEXIMPL.IEXQUOTEITEM([.C$5];[.B17])" office:value-type="float" office:value="881914199530" calcext:value-type="float">
            <text:p>881,914,199,53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COM.IEX.API.LOCALC.PYTHON.IEXIMPL.IEXQUOTEKEYBYINDEX([.A18])" office:value-type="string" office:string-value="open" calcext:value-type="string">
            <text:p>open</text:p>
          </table:table-cell>
          <table:table-cell table:formula="of:=COM.IEX.API.LOCALC.PYTHON.IEXIMPL.IEXQUOTEITEM([.C$5];[.B18])" office:value-type="float" office:value="171.87" calcext:value-type="float">
            <text:p>171.87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COM.IEX.API.LOCALC.PYTHON.IEXIMPL.IEXQUOTEKEYBYINDEX([.A19])" office:value-type="string" office:string-value="delayedPriceTime" calcext:value-type="string">
            <text:p>delayedPriceTime</text:p>
          </table:table-cell>
          <table:table-cell table:formula="of:=COM.IEX.API.LOCALC.PYTHON.IEXIMPL.IEXQUOTEITEM([.C$5];[.B19])" office:value-type="string" office:string-value="2018-02-20 13:32:10 " calcext:value-type="string">
            <text:p>2018-02-20 13:32:10 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COM.IEX.API.LOCALC.PYTHON.IEXIMPL.IEXQUOTEKEYBYINDEX([.A20])" office:value-type="string" office:string-value="change" calcext:value-type="string">
            <text:p>change</text:p>
          </table:table-cell>
          <table:table-cell table:style-name="ce13" table:formula="of:=COM.IEX.API.LOCALC.PYTHON.IEXIMPL.IEXQUOTEITEM([.C$5];[.B20])" office:value-type="float" office:value="1.47" calcext:value-type="float">
            <text:p>1.47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COM.IEX.API.LOCALC.PYTHON.IEXIMPL.IEXQUOTEKEYBYINDEX([.A21])" office:value-type="string" office:string-value="latestPrice" calcext:value-type="string">
            <text:p>latestPrice</text:p>
          </table:table-cell>
          <table:table-cell table:formula="of:=COM.IEX.API.LOCALC.PYTHON.IEXIMPL.IEXQUOTEITEM([.C$5];[.B21])" office:value-type="float" office:value="173.81" calcext:value-type="float">
            <text:p>173.81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COM.IEX.API.LOCALC.PYTHON.IEXIMPL.IEXQUOTEKEYBYINDEX([.A22])" office:value-type="string" office:string-value="week52High" calcext:value-type="string">
            <text:p>week52High</text:p>
          </table:table-cell>
          <table:table-cell table:formula="of:=COM.IEX.API.LOCALC.PYTHON.IEXIMPL.IEXQUOTEITEM([.C$5];[.B22])" office:value-type="float" office:value="180.1" calcext:value-type="float">
            <text:p>180.1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COM.IEX.API.LOCALC.PYTHON.IEXIMPL.IEXQUOTEKEYBYINDEX([.A23])" office:value-type="string" office:string-value="primaryExchange" calcext:value-type="string">
            <text:p>primaryExchange</text:p>
          </table:table-cell>
          <table:table-cell table:formula="of:=COM.IEX.API.LOCALC.PYTHON.IEXIMPL.IEXQUOTEITEM([.C$5];[.B23])" office:value-type="string" office:string-value="Nasdaq Global Select" calcext:value-type="string">
            <text:p>Nasdaq Global Select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COM.IEX.API.LOCALC.PYTHON.IEXIMPL.IEXQUOTEKEYBYINDEX([.A24])" office:value-type="string" office:string-value="sector" calcext:value-type="string">
            <text:p>sector</text:p>
          </table:table-cell>
          <table:table-cell table:formula="of:=COM.IEX.API.LOCALC.PYTHON.IEXIMPL.IEXQUOTEITEM([.C$5];[.B24])" office:value-type="string" office:string-value="Technology" calcext:value-type="string">
            <text:p>Technology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COM.IEX.API.LOCALC.PYTHON.IEXIMPL.IEXQUOTEKEYBYINDEX([.A25])" office:value-type="string" office:string-value="iexMarketPercent" calcext:value-type="string">
            <text:p>iexMarketPercent</text:p>
          </table:table-cell>
          <table:table-cell table:formula="of:=COM.IEX.API.LOCALC.PYTHON.IEXIMPL.IEXQUOTEITEM([.C$5];[.B25])" office:value-type="float" office:value="0.03812" calcext:value-type="float">
            <text:p>0.03812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COM.IEX.API.LOCALC.PYTHON.IEXIMPL.IEXQUOTEKEYBYINDEX([.A26])" office:value-type="string" office:string-value="latestUpdate" calcext:value-type="string">
            <text:p>latestUpdate</text:p>
          </table:table-cell>
          <table:table-cell table:formula="of:=COM.IEX.API.LOCALC.PYTHON.IEXIMPL.IEXQUOTEITEM([.C$5];[.B26])" office:value-type="string" office:string-value="2018-02-20 13:47:03 " calcext:value-type="string">
            <text:p>2018-02-20 13:47:03 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COM.IEX.API.LOCALC.PYTHON.IEXIMPL.IEXQUOTEKEYBYINDEX([.A27])" office:value-type="string" office:string-value="low" calcext:value-type="string">
            <text:p>low</text:p>
          </table:table-cell>
          <table:table-cell table:formula="of:=COM.IEX.API.LOCALC.PYTHON.IEXIMPL.IEXQUOTEITEM([.C$5];[.B27])" office:value-type="float" office:value="171.52" calcext:value-type="float">
            <text:p>171.52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COM.IEX.API.LOCALC.PYTHON.IEXIMPL.IEXQUOTEKEYBYINDEX([.A28])" office:value-type="string" office:string-value="changePercent" calcext:value-type="string">
            <text:p>changePercent</text:p>
          </table:table-cell>
          <table:table-cell table:style-name="ce12" table:formula="of:=COM.IEX.API.LOCALC.PYTHON.IEXIMPL.IEXQUOTEITEM([.C$5];[.B28])" office:value-type="float" office:value="0.008" calcext:value-type="float">
            <text:p>0.008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COM.IEX.API.LOCALC.PYTHON.IEXIMPL.IEXQUOTEKEYBYINDEX([.A29])" office:value-type="string" office:string-value="iexAskPrice" calcext:value-type="string">
            <text:p>iexAskPrice</text:p>
          </table:table-cell>
          <table:table-cell table:style-name="ce12" table:formula="of:=COM.IEX.API.LOCALC.PYTHON.IEXIMPL.IEXQUOTEITEM([.C$5];[.B29])" office:value-type="float" office:value="173.92" calcext:value-type="float">
            <text:p>173.92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COM.IEX.API.LOCALC.PYTHON.IEXIMPL.IEXQUOTEKEYBYINDEX([.A30])" office:value-type="string" office:string-value="close" calcext:value-type="string">
            <text:p>close</text:p>
          </table:table-cell>
          <table:table-cell table:formula="of:=COM.IEX.API.LOCALC.PYTHON.IEXIMPL.IEXQUOTEITEM([.C$5];[.B30])" office:value-type="float" office:value="172.43" calcext:value-type="float">
            <text:p>172.43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COM.IEX.API.LOCALC.PYTHON.IEXIMPL.IEXQUOTEKEYBYINDEX([.A31])" office:value-type="string" office:string-value="openTime" calcext:value-type="string">
            <text:p>openTime</text:p>
          </table:table-cell>
          <table:table-cell table:formula="of:=COM.IEX.API.LOCALC.PYTHON.IEXIMPL.IEXQUOTEITEM([.C$5];[.B31])" office:value-type="string" office:string-value="2018-02-20 08:30:00 " calcext:value-type="string">
            <text:p>2018-02-20 08:30:00 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COM.IEX.API.LOCALC.PYTHON.IEXIMPL.IEXQUOTEKEYBYINDEX([.A32])" office:value-type="string" office:string-value="companyName" calcext:value-type="string">
            <text:p>companyName</text:p>
          </table:table-cell>
          <table:table-cell table:formula="of:=COM.IEX.API.LOCALC.PYTHON.IEXIMPL.IEXQUOTEITEM([.C$5];[.B32])" office:value-type="string" office:string-value="Apple Inc." calcext:value-type="string">
            <text:p>Apple Inc.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COM.IEX.API.LOCALC.PYTHON.IEXIMPL.IEXQUOTEKEYBYINDEX([.A33])" office:value-type="string" office:string-value="closeTime" calcext:value-type="string">
            <text:p>closeTime</text:p>
          </table:table-cell>
          <table:table-cell table:formula="of:=COM.IEX.API.LOCALC.PYTHON.IEXIMPL.IEXQUOTEITEM([.C$5];[.B33])" office:value-type="string" office:string-value="2018-02-16 15:00:00 " calcext:value-type="string">
            <text:p>2018-02-16 15:00:00 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COM.IEX.API.LOCALC.PYTHON.IEXIMPL.IEXQUOTEKEYBYINDEX([.A34])" office:value-type="string" office:string-value="iexAskSize" calcext:value-type="string">
            <text:p>iexAskSize</text:p>
          </table:table-cell>
          <table:table-cell table:formula="of:=COM.IEX.API.LOCALC.PYTHON.IEXIMPL.IEXQUOTEITEM([.C$5];[.B34])" office:value-type="float" office:value="200" calcext:value-type="float">
            <text:p>200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COM.IEX.API.LOCALC.PYTHON.IEXIMPL.IEXQUOTEKEYBYINDEX([.A35])" office:value-type="string" office:string-value="delayedPrice" calcext:value-type="string">
            <text:p>delayedPrice</text:p>
          </table:table-cell>
          <table:table-cell table:style-name="ce11" table:formula="of:=COM.IEX.API.LOCALC.PYTHON.IEXIMPL.IEXQUOTEITEM([.C$5];[.B35])" office:value-type="float" office:value="173.95" calcext:value-type="float">
            <text:p>174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COM.IEX.API.LOCALC.PYTHON.IEXIMPL.IEXQUOTEKEYBYINDEX([.A36])" office:value-type="string" office:string-value="week52Low" calcext:value-type="string">
            <text:p>week52Low</text:p>
          </table:table-cell>
          <table:table-cell table:formula="of:=COM.IEX.API.LOCALC.PYTHON.IEXIMPL.IEXQUOTEITEM([.C$5];[.B36])" office:value-type="float" office:value="135.28" calcext:value-type="float">
            <text:p>135.28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COM.IEX.API.LOCALC.PYTHON.IEXIMPL.IEXQUOTEKEYBYINDEX([.A37])" office:value-type="string" office:string-value="symbol" calcext:value-type="string">
            <text:p>symbol</text:p>
          </table:table-cell>
          <table:table-cell table:formula="of:=COM.IEX.API.LOCALC.PYTHON.IEXIMPL.IEXQUOTEITEM([.C$5];[.B37])" office:value-type="string" office:string-value="AAPL" calcext:value-type="string">
            <text:p>AAPL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COM.IEX.API.LOCALC.PYTHON.IEXIMPL.IEXQUOTEKEYBYINDEX([.A38])" office:value-type="string" office:string-value="high" calcext:value-type="string">
            <text:p>high</text:p>
          </table:table-cell>
          <table:table-cell table:formula="of:=COM.IEX.API.LOCALC.PYTHON.IEXIMPL.IEXQUOTEITEM([.C$5];[.B38])" office:value-type="float" office:value="174" calcext:value-type="float">
            <text:p>174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COM.IEX.API.LOCALC.PYTHON.IEXIMPL.IEXQUOTEKEYBYINDEX([.A39])" office:value-type="string" office:string-value="latestTime" calcext:value-type="string">
            <text:p>latestTime</text:p>
          </table:table-cell>
          <table:table-cell table:formula="of:=COM.IEX.API.LOCALC.PYTHON.IEXIMPL.IEXQUOTEITEM([.C$5];[.B39])" office:value-type="string" office:string-value="2:47:03 PM" calcext:value-type="string">
            <text:p>2:47:03 PM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COM.IEX.API.LOCALC.PYTHON.IEXIMPL.IEXQUOTEKEYBYINDEX([.A40])" office:value-type="string" office:string-value="avgTotalVolume" calcext:value-type="string">
            <text:p>avgTotalVolume</text:p>
          </table:table-cell>
          <table:table-cell table:style-name="ce11" table:formula="of:=COM.IEX.API.LOCALC.PYTHON.IEXIMPL.IEXQUOTEITEM([.C$5];[.B40])" office:value-type="float" office:value="41966219" calcext:value-type="float">
            <text:p>41,966,219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COM.IEX.API.LOCALC.PYTHON.IEXIMPL.IEXQUOTEKEYBYINDEX([.A41])" office:value-type="string" office:string-value="iexBidPrice" calcext:value-type="string">
            <text:p>iexBidPrice</text:p>
          </table:table-cell>
          <table:table-cell table:formula="of:=COM.IEX.API.LOCALC.PYTHON.IEXIMPL.IEXQUOTEITEM([.C$5];[.B41])" office:value-type="float" office:value="173.84" calcext:value-type="float">
            <text:p>173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 style:data-style-name="N2" text:time-value="10:41:18.988888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7:03:45.115142239</meta:creation-date>
    <dc:date>2018-02-20T11:43:33.964927944</dc:date>
    <meta:editing-duration>PT2H51M2S</meta:editing-duration>
    <meta:editing-cycles>10</meta:editing-cycles>
    <meta:generator>LibreOffice/5.4.5.1$MacOSX_X86_64 LibreOffice_project/79c9829dd5d8054ec39a82dc51cd9eff340dbee8</meta:generator>
    <meta:document-statistic meta:table-count="2" meta:cell-count="141" meta:object-count="0"/>
  </office:meta>
</office:document-meta>
</file>